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0795" officeooo:paragraph-rsid="000c0795"/>
    </style:style>
    <style:style style:name="P2" style:family="paragraph" style:parent-style-name="Standard" style:list-style-name="L2">
      <style:paragraph-properties fo:text-align="justify" style:justify-single-word="false"/>
      <style:text-properties officeooo:rsid="000c0795" officeooo:paragraph-rsid="000c0795"/>
    </style:style>
    <style:style style:name="P3" style:family="paragraph" style:parent-style-name="Standard">
      <style:paragraph-properties fo:text-align="justify" style:justify-single-word="false"/>
      <style:text-properties officeooo:rsid="000c0795" officeooo:paragraph-rsid="000c0795"/>
    </style:style>
    <style:style style:name="P4" style:family="paragraph" style:parent-style-name="Standard" style:list-style-name="L3">
      <style:paragraph-properties fo:text-align="justify" style:justify-single-word="false"/>
      <style:text-properties officeooo:rsid="000c0795" officeooo:paragraph-rsid="000c0795"/>
    </style:style>
    <style:style style:name="P5" style:family="paragraph" style:parent-style-name="Standard">
      <style:text-properties fo:font-weight="bold" officeooo:rsid="000c0795" officeooo:paragraph-rsid="000c0795" style:font-weight-asian="bold" style:font-weight-complex="bold"/>
    </style:style>
    <style:style style:name="P6" style:family="paragraph" style:parent-style-name="Standard" style:list-style-name="L3">
      <style:paragraph-properties fo:text-align="justify" style:justify-single-word="false"/>
      <style:text-properties officeooo:rsid="000d61c4" officeooo:paragraph-rsid="000d61c4"/>
    </style:style>
    <style:style style:name="P7" style:family="paragraph" style:parent-style-name="Standard">
      <style:paragraph-properties fo:text-align="justify" style:justify-single-word="false"/>
      <style:text-properties officeooo:rsid="000d61c4" officeooo:paragraph-rsid="000d61c4"/>
    </style:style>
    <style:style style:name="P8" style:family="paragraph" style:parent-style-name="Standard">
      <style:paragraph-properties fo:text-align="justify" style:justify-single-word="false"/>
      <style:text-properties officeooo:rsid="001167e8" officeooo:paragraph-rsid="001167e8"/>
    </style:style>
    <style:style style:name="T1" style:family="text">
      <style:text-properties officeooo:rsid="000d61c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1336"/>
    </style:style>
    <style:style style:name="T4" style:family="text">
      <style:text-properties officeooo:rsid="000f5a9b"/>
    </style:style>
    <style:style style:name="T5" style:family="text">
      <style:text-properties officeooo:rsid="00108a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Список изменений в соответствии с рецензиями.</text:p>
      <text:p text:style-name="P1"/>
      <text:p text:style-name="P1">По рецензии Гоя Антона:</text:p>
      <text:p text:style-name="P1"/>
      <text:list xml:id="list3048304253664436744" text:style-name="L2">
        <text:list-item>
          <text:p text:style-name="P2">К каждому методу добавил изображения, получающиеся после каждого шага.</text:p>
        </text:list-item>
        <text:list-item>
          <text:p text:style-name="P2">Добавил подробное словесное описание процедуры Region growing в раздел «Сегментация оптического диска»</text:p>
        </text:list-item>
        <text:list-item>
          <text:p text:style-name="P2">Описал использованные средства программирования в заключении.</text:p>
        </text:list-item>
      </text:list>
      <text:p text:style-name="P3"/>
      <text:p text:style-name="P3">По рецензии Измаилова Павла:</text:p>
      <text:list xml:id="list8086753321865862201" text:style-name="L3">
        <text:list-item>
          <text:p text:style-name="P4">Добавил абзац о том, для каких задач могут использоваться реализованные методы, в введение к работе.</text:p>
        </text:list-item>
        <text:list-item>
          <text:p text:style-name="P4">Во всех разделах добавил сравнение со всеми методами, которые были протестированы. Павел предлагает сделать сводную таблицу качества; <text:span text:style-name="T1">это довольно проблематично сделать, т. к. корректная экспертная разметка имеется только для сосудов. Для сегментации сосудов я не пробовал много методов, и некоторые методы, изложенные в работах, не имеют детального описания. В остальных случаях качество методов либо нельзя измерить, либо оно не будет интерпретируемым. </text:span></text:p>
        </text:list-item>
        <text:list-item>
          <text:p text:style-name="P6">Согласно рекомендациям Павла, попробовал сначала найти на изображении экссудаты <text:span text:style-name="T3">и геморрагии</text:span>, затем удалить с изображения сосудов. <text:span text:style-name="T4">Такой способ</text:span> не дал значительного повышения <text:span text:style-name="T4">чувствительности или специфичности</text:span> на выборке <text:span text:style-name="T2">STARE</text:span> (изменение менее 1%). Это может быть связано с тем, что на выборке <text:span text:style-name="T2">STARE</text:span> мало изображений глаз, поражённых ретинопатией. Поэтому добавил абзац о том, что, возможно, стоит удалить экссудаты и геморрагии с карты сосудов, в конец раздела «Сегментация кровеносных сосудов». <text:span text:style-name="T5">В раздел «Сегментация геморрагий» добавил абзац о том, как провести процедуру сегментации без выделения кровеносных сосудов.</text:span></text:p>
        </text:list-item>
      </text:list>
      <text:p text:style-name="P7"/>
      <text:p text:style-name="P8">Также добавил абзац в раздел «Сегментация геморрагий» о подходах к сегментации мелких («точечных») геморраги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2T13:35:47.994573444</meta:creation-date>
    <dc:date>2016-05-22T13:56:19.065778862</dc:date>
    <meta:editing-duration>PT10M18S</meta:editing-duration>
    <meta:editing-cycles>5</meta:editing-cycles>
    <meta:generator>LibreOffice/5.1.2.2$Linux_X86_64 LibreOffice_project/10m0$Build-2</meta:generator>
    <meta:document-statistic meta:table-count="0" meta:image-count="0" meta:object-count="0" meta:page-count="1" meta:paragraph-count="10" meta:word-count="220" meta:character-count="1627" meta:non-whitespace-character-count="1422"/>
  </office:meta>
</office:document-meta>
</file>